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Verdana-Bold" svg:font-family="Verdan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Verdana" fo:font-size="10pt" fo:font-weight="bold" style:font-size-asian="10pt" style:font-weight-asian="bold" style:font-name-complex="Verdana-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Verdana" fo:font-size="10pt" fo:font-weight="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Verdana" fo:font-size="10pt" fo:font-weight="normal" style:font-size-asian="10pt" style:font-weight-asian="normal" style:font-name-complex="Verdana-Bold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Verdana" fo:font-size="8pt" style:font-size-asian="8pt" style:font-name-complex="Verdana1" style:font-size-complex="8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Verdana" fo:font-size="10pt" fo:font-weight="normal" style:font-size-asian="10pt" style:font-weight-asian="normal" style:font-name-complex="Verdana-Bold" style:font-size-complex="10pt" style:font-weight-complex="normal"/>
    </style:style>
    <style:style style:name="T1" style:family="text">
      <style:text-properties fo:font-size="8pt" style:font-size-asian="8pt" style:font-name-complex="Verdana1" style:font-size-complex="8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Haley</text:p>
      <text:p text:style-name="P4">2101 S. Michigan Ave #1610</text:p>
      <text:p text:style-name="P4">Chicago, IL 60616</text:p>
      <text:p text:style-name="P4">(630) 401-0637</text:p>
      <text:p text:style-name="P1"><text:a xlink:type="simple" xlink:href="mailto:benjamin.haley@gmail.com"><text:span text:style-name="Internet_20_link"><text:span text:style-name="T1">benjamin.haley@gmail.com</text:span></text:span></text:a></text:p>
      <text:p text:style-name="P2"/>
      <text:p text:style-name="P2"/>
      <text:p text:style-name="P3">February 05, 2009</text:p>
      <text:p text:style-name="P3"/>
      <text:p text:style-name="P3">To whom it may concern,</text:p>
      <text:p text:style-name="P3"/>
      <text:p text:style-name="P3"><text:tab/>I am seeking a part time opportunity in bioinformatics focused research. <text:s/>I plan to go to grad school in 2010 to study information processing in natural systems and would like to work in a lab in order to contribute to publications and benefit from a collaboration with like-minded scientists.</text:p>
      <text:p text:style-name="P3"><text:tab/>I have worked on rt-PCR data analysis and large datasets. <text:s/>My knowledge of statistics and gene chip analysis is limited and I would require time to learn to perform these analysis. <text:s/>Please contact me if you believe I can be of service.</text:p>
      <text:p text:style-name="P3"/>
      <text:p text:style-name="P3"><text:tab/>Thank you for your consideration,</text:p>
      <text:p text:style-name="P3"/>
      <text:p text:style-name="P3"><text:tab/>Ben Hal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Verdana-Bold" svg:font-family="Verdan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27T21:55:23</meta:creation-date>
    <dc:date>2009-02-05T18:59:59</dc:date>
    <meta:editing-cycles>5</meta:editing-cycles>
    <meta:editing-duration>PT2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23" meta:character-count="709"/>
  </office:meta>
</office:document-meta>
</file>